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bff90" officeooo:paragraph-rsid="001bff90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37a7b" officeooo:paragraph-rsid="00237a7b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37a7b" officeooo:paragraph-rsid="002c59b6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1bff90" officeooo:paragraph-rsid="001bff90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style:font-name="Times New Roman" fo:font-size="14pt" fo:language="ru" fo:country="RU" fo:font-weight="bold" officeooo:rsid="001bff90" officeooo:paragraph-rsid="001bff90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Times New Roman" fo:font-size="14pt" fo:language="ru" fo:country="RU" fo:font-weight="bold" officeooo:rsid="00237a7b" officeooo:paragraph-rsid="00237a7b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fo:font-size="14pt" fo:language="ru" fo:country="RU" fo:font-weight="bold" officeooo:rsid="00237a7b" officeooo:paragraph-rsid="00252e7f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style:font-name="Times New Roman" fo:font-size="14pt" fo:language="ru" fo:country="RU" fo:font-weight="bold" officeooo:rsid="00237a7b" officeooo:paragraph-rsid="00274d0c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style:font-name="Times New Roman" fo:font-size="14pt" fo:language="ru" fo:country="RU" fo:font-weight="bold" officeooo:rsid="00237a7b" officeooo:paragraph-rsid="002c59b6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ru" fo:country="RU" fo:font-weight="bold" officeooo:rsid="002c59b6" officeooo:paragraph-rsid="002c59b6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20pt" fo:language="ru" fo:country="RU" fo:font-weight="bold" officeooo:rsid="001bff90" officeooo:paragraph-rsid="001bff90" style:font-size-asian="20pt" style:font-weight-asian="bold" style:font-size-complex="20pt" style:font-weight-complex="bold"/>
    </style:style>
    <style:style style:name="P12" style:family="paragraph" style:parent-style-name="Preformatted_20_Text">
      <style:text-properties style:font-name="Times New Roman" fo:font-size="12pt" fo:language="ru" fo:country="RU" fo:font-weight="normal" officeooo:rsid="00202647" officeooo:paragraph-rsid="00202647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Times New Roman" fo:font-size="12pt" fo:language="ru" fo:country="RU" fo:font-weight="normal" officeooo:rsid="0020b8ff" officeooo:paragraph-rsid="00202647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in" fo:margin-bottom="0in" loext:contextual-spacing="false"/>
      <style:text-properties style:font-name="Times New Roman" fo:font-size="20pt" fo:language="ru" fo:country="RU" fo:font-weight="bold" officeooo:rsid="001bff90" officeooo:paragraph-rsid="001bff90" style:font-size-asian="20pt" style:font-weight-asian="bold" style:font-size-complex="20pt" style:font-weight-complex="bold"/>
    </style:style>
    <style:style style:name="P15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202647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237a7b" officeooo:paragraph-rsid="00237a7b" style:font-name-asian="Noto Sans Mono CJK SC Regular" style:font-size-asian="14pt" style:font-name-complex="Liberation Mono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0237a7b" officeooo:paragraph-rsid="002c59b6" style:font-name-asian="Noto Sans Mono CJK SC Regular" style:font-size-asian="14pt" style:font-name-complex="Liberation Mono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244eed" officeooo:paragraph-rsid="00244eed" style:font-name-asian="Noto Sans Mono CJK SC Regular" style:font-size-asian="14pt" style:font-name-complex="Liberation Mono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252e7f" officeooo:paragraph-rsid="00252e7f" style:font-name-asian="Noto Sans Mono CJK SC Regular" style:font-size-asian="14pt" style:font-name-complex="Liberation Mono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252e7f" officeooo:paragraph-rsid="00274d0c" style:font-name-asian="Noto Sans Mono CJK SC Regular" style:font-size-asian="14pt" style:font-name-complex="Liberation Mono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252e7f" officeooo:paragraph-rsid="002c59b6" style:font-name-asian="Noto Sans Mono CJK SC Regular" style:font-size-asian="14pt" style:font-name-complex="Liberation Mono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style:font-name-asian="Noto Sans Mono CJK SC Regular" style:font-size-asian="14pt" style:font-name-complex="Liberation Mono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paragraph-rsid="00237a7b" style:font-name-asian="Noto Sans Mono CJK SC Regular" style:font-size-asian="14pt" style:font-name-complex="Liberation Mono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paragraph-rsid="00252e7f" style:font-name-asian="Noto Sans Mono CJK SC Regular" style:font-size-asian="14pt" style:font-name-complex="Liberation Mono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paragraph-rsid="00274d0c" style:font-name-asian="Noto Sans Mono CJK SC Regular" style:font-size-asian="14pt" style:font-name-complex="Liberation Mono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paragraph-rsid="002c59b6" style:font-name-asian="Noto Sans Mono CJK SC Regular" style:font-size-asian="14pt" style:font-name-complex="Liberation Mono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27056b" officeooo:paragraph-rsid="0027056b" style:font-name-asian="Noto Sans Mono CJK SC Regular" style:font-size-asian="14pt" style:font-name-complex="Liberation Mono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2c59b6" officeooo:paragraph-rsid="002c59b6" style:font-name-asian="Noto Sans Mono CJK SC Regular" style:font-size-asian="14pt" style:font-name-complex="Liberation Mono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32dfe3" officeooo:paragraph-rsid="0032dfe3" style:font-name-asian="Noto Sans Mono CJK SC Regular" style:font-size-asian="14pt" style:font-name-complex="Liberation Mono" style:font-size-complex="14pt"/>
    </style:style>
    <style:style style:name="P30" style:family="paragraph" style:parent-style-name="Standard">
      <style:paragraph-properties fo:text-align="end" style:justify-single-word="false"/>
      <style:text-properties style:font-name="Times New Roman" fo:font-size="22pt" fo:language="ru" fo:country="RU" fo:font-weight="normal" officeooo:rsid="001bff90" officeooo:paragraph-rsid="003b7eb3" style:font-size-asian="22pt" style:font-weight-asian="normal" style:font-size-complex="22pt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22pt" officeooo:paragraph-rsid="003b7eb3" style:font-size-asian="22pt" style:font-size-complex="2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25pt" officeooo:paragraph-rsid="003b7eb3" style:font-size-asian="25pt" style:font-size-complex="25pt"/>
    </style:style>
    <style:style style:name="P33" style:family="paragraph" style:parent-style-name="Preformatted_20_Text">
      <style:text-properties style:font-name="Times New Roman" fo:font-size="20pt" fo:language="ru" fo:country="RU" fo:font-weight="bold" officeooo:rsid="001bff90" officeooo:paragraph-rsid="001bff90" style:font-size-asian="20pt" style:font-weight-asian="bold" style:font-size-complex="20pt" style:font-weight-complex="bold"/>
    </style:style>
    <style:style style:name="P34" style:family="paragraph" style:parent-style-name="Preformatted_20_Text">
      <style:text-properties style:font-name="Times New Roman" fo:font-size="14pt" fo:language="ru" fo:country="RU" fo:font-weight="bold" officeooo:rsid="001bff90" officeooo:paragraph-rsid="001bff90" style:font-size-asian="14pt" style:font-weight-asian="bold" style:font-size-complex="14pt" style:font-weight-complex="bold"/>
    </style:style>
    <style:style style:name="P35" style:family="paragraph" style:parent-style-name="Preformatted_20_Text">
      <style:text-properties style:font-name="Times New Roman" fo:font-size="14pt" fo:language="ru" fo:country="RU" fo:font-weight="bold" officeooo:rsid="00274d0c" officeooo:paragraph-rsid="00274d0c" style:font-size-asian="14pt" style:font-weight-asian="bold" style:font-size-complex="14pt" style:font-weight-complex="bold"/>
    </style:style>
    <style:style style:name="P36" style:family="paragraph" style:parent-style-name="Preformatted_20_Text">
      <style:text-properties style:font-name="Times New Roman" fo:font-size="14pt" fo:language="ru" fo:country="RU" fo:font-weight="bold" officeooo:rsid="00237a7b" officeooo:paragraph-rsid="00252e7f" style:font-size-asian="14pt" style:font-weight-asian="bold" style:font-size-complex="14pt" style:font-weight-complex="bold"/>
    </style:style>
    <style:style style:name="P37" style:family="paragraph" style:parent-style-name="Preformatted_20_Text">
      <style:text-properties style:font-name="Times New Roman" fo:font-size="14pt" fo:language="ru" fo:country="RU" fo:font-weight="bold" officeooo:rsid="00237a7b" officeooo:paragraph-rsid="00237a7b" style:font-size-asian="14pt" style:font-weight-asian="bold" style:font-size-complex="14pt" style:font-weight-complex="bold"/>
    </style:style>
    <style:style style:name="P38" style:family="paragraph" style:parent-style-name="Preformatted_20_Text">
      <style:text-properties style:font-name="Times New Roman" fo:font-size="14pt" fo:language="ru" fo:country="RU" fo:font-weight="bold" officeooo:rsid="00237a7b" officeooo:paragraph-rsid="00237a7b" style:font-size-asian="12.25pt" style:font-weight-asian="bold" style:font-size-complex="14pt" style:font-weight-complex="bold"/>
    </style:style>
    <style:style style:name="P39" style:family="paragraph" style:parent-style-name="Preformatted_20_Text">
      <style:text-properties style:font-name="Times New Roman" fo:font-size="14pt" fo:language="ru" fo:country="RU" fo:font-weight="normal" officeooo:rsid="00380b0a" officeooo:paragraph-rsid="00380b0a" style:font-size-asian="14pt" style:font-weight-asian="normal" style:font-size-complex="14pt" style:font-weight-complex="normal"/>
    </style:style>
    <style:style style:name="P40" style:family="paragraph" style:parent-style-name="Preformatted_20_Text">
      <style:text-properties style:font-name="Times New Roman" fo:font-size="14pt" fo:language="ru" fo:country="RU" fo:font-weight="normal" officeooo:rsid="001ef0ec" officeooo:paragraph-rsid="001ef0ec" style:font-size-asian="14pt" style:font-weight-asian="normal" style:font-size-complex="14pt" style:font-weight-complex="normal"/>
    </style:style>
    <style:style style:name="P41" style:family="paragraph" style:parent-style-name="Preformatted_20_Text">
      <style:text-properties style:font-name="Times New Roman" fo:font-size="14pt" fo:language="ru" fo:country="RU" fo:font-weight="normal" officeooo:rsid="001bff90" officeooo:paragraph-rsid="00312e0f" style:font-size-asian="14pt" style:font-weight-asian="normal" style:font-size-complex="14pt" style:font-weight-complex="normal"/>
    </style:style>
    <style:style style:name="P42" style:family="paragraph" style:parent-style-name="Preformatted_20_Text">
      <style:text-properties style:font-name="Times New Roman" fo:font-size="14pt" fo:language="ru" fo:country="RU" fo:font-weight="normal" officeooo:rsid="001bff90" officeooo:paragraph-rsid="001bff90" style:font-size-asian="14pt" style:font-weight-asian="normal" style:font-size-complex="14pt" style:font-weight-complex="normal"/>
    </style:style>
    <style:style style:name="P43" style:family="paragraph" style:parent-style-name="Preformatted_20_Text">
      <style:text-properties style:font-name="Times New Roman" fo:font-size="14pt" fo:language="ru" fo:country="RU" fo:font-weight="normal" officeooo:rsid="00202647" officeooo:paragraph-rsid="0020b8ff" style:font-size-asian="14pt" style:font-weight-asian="normal" style:font-size-complex="14pt" style:font-weight-complex="normal"/>
    </style:style>
    <style:style style:name="P44" style:family="paragraph" style:parent-style-name="Preformatted_20_Text">
      <style:text-properties style:font-name="Times New Roman" fo:font-size="14pt" fo:language="ru" fo:country="RU" fo:font-weight="normal" officeooo:rsid="003bbdbc" officeooo:paragraph-rsid="003bbdbc" style:font-size-asian="14pt" style:font-weight-asian="normal" style:font-size-complex="14pt" style:font-weight-complex="normal"/>
    </style:style>
    <style:style style:name="P45" style:family="paragraph" style:parent-style-name="Preformatted_20_Text">
      <style:text-properties style:font-name="Times New Roman" fo:font-size="14pt" fo:language="ru" fo:country="RU" fo:font-weight="normal" officeooo:rsid="0020b8ff" officeooo:paragraph-rsid="0020b8ff" style:font-size-asian="14pt" style:font-weight-asian="normal" style:font-size-complex="14pt" style:font-weight-complex="normal"/>
    </style:style>
    <style:style style:name="P46" style:family="paragraph" style:parent-style-name="Preformatted_20_Text">
      <style:text-properties style:font-name="Times New Roman" fo:font-size="14pt" fo:language="ru" fo:country="RU" fo:font-weight="normal" officeooo:rsid="003d8512" officeooo:paragraph-rsid="003d8512" style:font-size-asian="14pt" style:font-weight-asian="normal" style:font-size-complex="14pt" style:font-weight-complex="normal"/>
    </style:style>
    <style:style style:name="P47" style:family="paragraph" style:parent-style-name="Preformatted_20_Text">
      <style:text-properties style:font-name="Times New Roman" fo:font-size="14pt" fo:language="ru" fo:country="RU" fo:font-weight="normal" officeooo:rsid="002c59b6" officeooo:paragraph-rsid="002c59b6" style:font-size-asian="14pt" style:font-weight-asian="normal" style:font-size-complex="14pt" style:font-weight-complex="normal"/>
    </style:style>
    <style:style style:name="P48" style:family="paragraph" style:parent-style-name="Preformatted_20_Text">
      <style:text-properties style:font-name="Times New Roman" fo:font-size="14pt" fo:language="ru" fo:country="RU" fo:font-weight="normal" officeooo:rsid="001d166f" officeooo:paragraph-rsid="001d166f" style:font-size-asian="14pt" style:font-weight-asian="normal" style:font-size-complex="14pt" style:font-weight-complex="normal"/>
    </style:style>
    <style:style style:name="P49" style:family="paragraph" style:parent-style-name="Preformatted_20_Text">
      <style:text-properties style:font-name="Times New Roman" fo:font-size="14pt" fo:language="ru" fo:country="RU" fo:font-weight="normal" officeooo:rsid="003f8ac4" officeooo:paragraph-rsid="003f8ac4" style:font-size-asian="12.25pt" style:font-weight-asian="normal" style:font-size-complex="14pt" style:font-weight-complex="normal"/>
    </style:style>
    <style:style style:name="P50" style:family="paragraph" style:parent-style-name="Preformatted_20_Text">
      <style:text-properties style:font-name="Times New Roman" fo:font-size="12pt" fo:language="ru" fo:country="RU" fo:font-weight="normal" officeooo:rsid="00202647" officeooo:paragraph-rsid="003bbdbc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Times New Roman" fo:font-size="18pt" fo:language="ru" fo:country="RU" fo:font-weight="bold" officeooo:rsid="001bff90" officeooo:paragraph-rsid="001bff90" style:font-size-asian="18pt" style:font-weight-asian="bold" style:font-size-complex="18pt" style:font-weight-complex="bold"/>
    </style:style>
    <style:style style:name="P52" style:family="paragraph" style:parent-style-name="Preformatted_20_Text">
      <style:text-properties style:font-name="Times New Roman" fo:font-size="16pt" fo:language="ru" fo:country="RU" style:text-underline-style="none" fo:font-weight="bold" officeooo:rsid="0020b8ff" officeooo:paragraph-rsid="0020b8ff" style:font-size-asian="16pt" style:font-weight-asian="bold" style:font-size-complex="16pt" style:font-weight-complex="bold"/>
    </style:style>
    <style:style style:name="P53" style:family="paragraph" style:parent-style-name="Preformatted_20_Text">
      <style:text-properties style:font-name="Times New Roman" fo:font-size="16pt" fo:language="ru" fo:country="RU" fo:font-weight="bold" officeooo:rsid="00237a7b" officeooo:paragraph-rsid="00237a7b" style:font-size-asian="16pt" style:font-weight-asian="bold" style:font-size-complex="16pt" style:font-weight-complex="bold"/>
    </style:style>
    <style:style style:name="P54" style:family="paragraph" style:parent-style-name="Preformatted_20_Text">
      <style:text-properties style:font-name="Times New Roman" fo:font-size="16pt" fo:language="ru" fo:country="RU" fo:font-weight="bold" officeooo:rsid="00237a7b" officeooo:paragraph-rsid="00252e7f" style:font-size-asian="16pt" style:font-weight-asian="bold" style:font-size-complex="16pt" style:font-weight-complex="bold"/>
    </style:style>
    <style:style style:name="P5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1ef0ec" style:font-size-asian="14pt" style:font-weight-asian="normal" style:font-size-complex="14pt" style:font-weight-complex="normal"/>
    </style:style>
    <style:style style:name="P56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3bbdbc" style:font-size-asian="14pt" style:font-weight-asian="normal" style:font-size-complex="14pt" style:font-weight-complex="normal"/>
    </style:style>
    <style:style style:name="P57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02647" officeooo:paragraph-rsid="00202647" style:font-size-asian="14pt" style:font-weight-asian="normal" style:font-size-complex="14pt" style:font-weight-complex="normal"/>
    </style:style>
    <style:style style:name="P58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bff90" officeooo:paragraph-rsid="0020b8ff" style:font-size-asian="14pt" style:font-weight-asian="normal" style:font-size-complex="14pt" style:font-weight-complex="normal"/>
    </style:style>
    <style:style style:name="P59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bff90" officeooo:paragraph-rsid="001bff90" style:font-size-asian="14pt" style:font-weight-asian="normal" style:font-size-complex="14pt" style:font-weight-complex="normal"/>
    </style:style>
    <style:style style:name="P6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1a813" officeooo:paragraph-rsid="0021a813" style:font-size-asian="14pt" style:font-weight-asian="normal" style:font-size-complex="14pt" style:font-weight-complex="normal"/>
    </style:style>
    <style:style style:name="P6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3d8512" officeooo:paragraph-rsid="003d8512" style:font-size-asian="14pt" style:font-weight-asian="normal" style:font-size-complex="14pt" style:font-weight-complex="normal"/>
    </style:style>
    <style:style style:name="P6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74d0c" officeooo:paragraph-rsid="00274d0c" style:font-size-asian="14pt" style:font-weight-asian="bold" style:font-size-complex="14pt" style:font-weight-complex="bold"/>
    </style:style>
    <style:style style:name="P6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37a7b" officeooo:paragraph-rsid="00252e7f" style:font-size-asian="14pt" style:font-weight-asian="bold" style:font-size-complex="14pt" style:font-weight-complex="bold"/>
    </style:style>
    <style:style style:name="P6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37a7b" officeooo:paragraph-rsid="00237a7b" style:font-size-asian="14pt" style:font-weight-asian="bold" style:font-size-complex="14pt" style:font-weight-complex="bold"/>
    </style:style>
    <style:style style:name="P65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202647" officeooo:paragraph-rsid="00202647" style:font-size-asian="16pt" style:font-weight-asian="bold" style:font-size-complex="16pt" style:font-weight-complex="bold"/>
    </style:style>
    <style:style style:name="P66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1bff90" officeooo:paragraph-rsid="001bff90" style:font-size-asian="20pt" style:font-weight-asian="bold" style:font-size-complex="20pt" style:font-weight-complex="bold"/>
    </style:style>
    <style:style style:name="P67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bff90" officeooo:paragraph-rsid="0020b8ff" style:font-size-asian="14pt" style:font-weight-asian="normal" style:font-size-complex="14pt" style:font-weight-complex="normal"/>
    </style:style>
    <style:style style:name="P68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3d8512" officeooo:paragraph-rsid="003d8512" style:font-size-asian="14pt" style:font-weight-asian="normal" style:font-size-complex="14pt" style:font-weight-complex="normal"/>
    </style:style>
    <style:style style:name="P69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normal" officeooo:rsid="003ebbd9" officeooo:paragraph-rsid="003ebbd9" style:font-size-asian="14pt" style:font-weight-asian="normal" style:font-size-complex="14pt" style:font-weight-complex="normal"/>
    </style:style>
    <style:style style:name="P70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237a7b" officeooo:paragraph-rsid="00237a7b" style:font-size-asian="20pt" style:font-weight-asian="bold" style:font-size-complex="20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4pt" officeooo:rsid="00252e7f" officeooo:paragraph-rsid="00252e7f" style:font-name-asian="Noto Sans Mono CJK SC Regular" style:font-size-asian="14pt" style:font-name-complex="Liberation Mono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4pt" officeooo:rsid="003ebbd9" officeooo:paragraph-rsid="003ebbd9" style:font-name-asian="Noto Sans Mono CJK SC Regular" style:font-size-asian="14pt" style:font-name-complex="Liberation Mono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4pt" officeooo:rsid="0040e199" officeooo:paragraph-rsid="0040e199" style:font-name-asian="Noto Sans Mono CJK SC Regular" style:font-size-asian="14pt" style:font-name-complex="Liberation Mono" style:font-size-complex="14pt"/>
    </style:style>
    <style:style style:name="T1" style:family="text">
      <style:text-properties officeooo:rsid="001d166f"/>
    </style:style>
    <style:style style:name="T2" style:family="text">
      <style:text-properties officeooo:rsid="001ef0ec"/>
    </style:style>
    <style:style style:name="T3" style:family="text">
      <style:text-properties officeooo:rsid="00252e7f"/>
    </style:style>
    <style:style style:name="T4" style:family="text">
      <style:text-properties officeooo:rsid="0027056b"/>
    </style:style>
    <style:style style:name="T5" style:family="text">
      <style:text-properties officeooo:rsid="00274d0c"/>
    </style:style>
    <style:style style:name="T6" style:family="text">
      <style:text-properties officeooo:rsid="002c59b6"/>
    </style:style>
    <style:style style:name="T7" style:family="text">
      <style:text-properties officeooo:rsid="00312e0f"/>
    </style:style>
    <style:style style:name="T8" style:family="text">
      <style:text-properties officeooo:rsid="003423c1"/>
    </style:style>
    <style:style style:name="T9" style:family="text">
      <style:text-properties officeooo:rsid="0034eaa3"/>
    </style:style>
    <style:style style:name="T10" style:family="text">
      <style:text-properties officeooo:rsid="0035db25"/>
    </style:style>
    <style:style style:name="T11" style:family="text">
      <style:text-properties officeooo:rsid="00380b0a"/>
    </style:style>
    <style:style style:name="T12" style:family="text">
      <style:text-properties officeooo:rsid="003963f7"/>
    </style:style>
    <style:style style:name="T13" style:family="text">
      <style:text-properties officeooo:rsid="0018d83e"/>
    </style:style>
    <style:style style:name="T14" style:family="text">
      <style:text-properties officeooo:rsid="0013d3d7"/>
    </style:style>
    <style:style style:name="T15" style:family="text">
      <style:text-properties officeooo:rsid="003b7eb3"/>
    </style:style>
    <style:style style:name="T16" style:family="text">
      <style:text-properties officeooo:rsid="003bbdbc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officeooo:rsid="003d8512"/>
    </style:style>
    <style:style style:name="T20" style:family="text">
      <style:text-properties officeooo:rsid="003f26f8"/>
    </style:style>
    <style:style style:name="T21" style:family="text">
      <style:text-properties officeooo:rsid="0040e199"/>
    </style:style>
    <style:style style:name="T22" style:family="text">
      <style:text-properties officeooo:rsid="0041b9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2">Отчет по <text:span text:style-name="T15">3</text:span> лабораторной работе</text:p>
      <text:p text:style-name="P32">По дисциплине «Типы и структуры данных»</text:p>
      <text:p text:style-name="P32"/>
      <text:p text:style-name="P31">Подготовил <text:span text:style-name="T14">Пересторонин Павел</text:span></text:p>
      <text:p text:style-name="P31">Группа ИУ7-3<text:span text:style-name="T13">3</text:span>Б</text:p>
      <text:p text:style-name="P30">Вариант <text:span text:style-name="T13">15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Условие зада<text:span text:style-name="T2">чи</text:span></text:p>
      <text:p text:style-name="P55">Реализовать алгоритмы обработки разреженных матриц, сравнить эффективность использования этих алгоритмов (по времени выполнения и требуемой памяти) со стандартным алгоритмами обработки матриц при различном процентном заполнения матриц ненулевыми значениями и при различных размерах матриц.</text:p>
      <text:p text:style-name="P5"/>
      <text:p text:style-name="P14">Техническое задание</text:p>
      <text:p text:style-name="P55">Смоделировать операцию умножения матрицы <text:span text:style-name="T15">и вектора-стобца </text:span>хранящихся </text:p>
      <text:p text:style-name="P56">а) в разреженном виде; </text:p>
      <text:p text:style-name="P56">б) в стандартном виде. </text:p>
      <text:p text:style-name="P56">Сравнить время выполнения и объем занимаемой памяти при использовании 2-х этих способов хранения.</text:p>
      <text:p text:style-name="P39">Разреженная матрица должна хранится в виде:</text:p>
      <text:p text:style-name="P40">- вектор A содержит значения ненулевых элементов;</text:p>
      <text:p text:style-name="P40">- вектор <text:span text:style-name="T16">I</text:span>A содержит номера столбцов для элементов вектора A;</text:p>
      <text:p text:style-name="P40">- связный список <text:span text:style-name="T16">J</text:span>A, в элементе Nk которого находится номер компонент в A и JA, с которых начинается описание строки Nk матрицы A.</text:p>
      <text:p text:style-name="P11"/>
      <text:p text:style-name="P51">Входные данные</text:p>
      <text:p text:style-name="P55">Количество строк и столбцов матрицы, количество ненулевых элементов матриц и вектора строки, <text:span text:style-name="T12">их индексы в матрице или векторе, вариант заполнения матриц (случайный или с клавиатуры).</text:span></text:p>
      <text:p text:style-name="P5"><text:line-break/><text:span text:style-name="T17">Выходные данные</text:span></text:p>
      <text:p text:style-name="P57">Результат умножения вектора строки на матрицу, результаты сравнения 2-х алгоритмов обработки.</text:p>
      <text:p text:style-name="P5"/>
      <text:p text:style-name="P51">Возможные аварийные ситуации</text:p>
      <text:p text:style-name="P57">Некорректный ввод.</text:p>
      <text:p text:style-name="P11"/>
      <text:p text:style-name="P11">Структуры данных</text:p>
      <text:p text:style-name="P15"><text:span text:style-name="T18">Структура разреженной матрицы:</text:span> </text:p>
      <text:p text:style-name="P41">typedef struct</text:p>
      <text:p text:style-name="P41">{</text:p>
      <text:p text:style-name="P41"><text:s text:c="4"/>int rows;</text:p>
      <text:p text:style-name="P41"><text:s text:c="4"/>int columns;</text:p>
      <text:p text:style-name="P41"><text:s text:c="4"/>int quantity;</text:p>
      <text:p text:style-name="P41"><text:soft-page-break/><text:s text:c="4"/>int value[<text:span text:style-name="T16">N</text:span>]; </text:p>
      <text:p text:style-name="P41"><text:s text:c="4"/>int row[<text:span text:style-name="T16">N</text:span>]; <text:s/></text:p>
      <text:p text:style-name="P41"><text:s text:c="4"/>l_list_elem pointer[<text:span text:style-name="T16">max_columns + 1</text:span>]; </text:p>
      <text:p text:style-name="P41">} matrix_t;</text:p>
      <text:p text:style-name="P42"/>
      <text:p text:style-name="P44">rows — кол-во строк в матрице;</text:p>
      <text:p text:style-name="P44">columns — кол-во столбцов в матрице;</text:p>
      <text:p text:style-name="P44">quantity — кол-во ненулевых элементов в матрице;</text:p>
      <text:p text:style-name="P44">value[N] — полустатический массив значений размера N (максимально возможное кол-во элементов);</text:p>
      <text:p text:style-name="P44">row[N] — полустатический массив рядов для (каждого значения из массива значений) размера N (максимально возможное кол-во элементов);</text:p>
      <text:p text:style-name="P44">pointer — массив указателей на столбцы, размер = кол-во столбцов + 1.</text:p>
      <text:p text:style-name="P50"/>
      <text:p text:style-name="P12"/>
      <text:p text:style-name="P12"/>
      <text:p text:style-name="P12"/>
      <text:p text:style-name="P65">Структура связанного списка:</text:p>
      <text:p text:style-name="P13"/>
      <text:p text:style-name="P43">typedef struct l_list_elem</text:p>
      <text:p text:style-name="P43">{</text:p>
      <text:p text:style-name="P43"><text:s text:c="4"/>int index;</text:p>
      <text:p text:style-name="P43"><text:s text:c="4"/>struct l_list_elem *next;</text:p>
      <text:p text:style-name="P43">} l_list_elem;</text:p>
      <text:p text:style-name="P43"/>
      <text:p text:style-name="P46">index — значение индекса, с которого начинается описание столбца;</text:p>
      <text:p text:style-name="P46">next — указатель на следующий элемент списка (то есть на указатель на следующий столбец)</text:p>
      <text:p text:style-name="P45"/>
      <text:p text:style-name="P52">Структура <text:span text:style-name="T7">стандартной</text:span> матрицы:</text:p>
      <text:p text:style-name="P52"/>
      <text:p text:style-name="P67">typedef struct</text:p>
      <text:p text:style-name="P67">{</text:p>
      <text:p text:style-name="P67"><text:s text:c="4"/>int rows;</text:p>
      <text:p text:style-name="P67"><text:s text:c="4"/>int columns;</text:p>
      <text:p text:style-name="P67"><text:s text:c="4"/>int data[<text:span text:style-name="T19">N]</text:span>[<text:span text:style-name="T19">N</text:span>];</text:p>
      <text:p text:style-name="P67">} matrix_std;</text:p>
      <text:p text:style-name="P67"/>
      <text:p text:style-name="P68">rows — кол-во рядов стандартной матрицы.</text:p>
      <text:p text:style-name="P68">сolumns — кол-во столбцов стандартной матрицы.</text:p>
      <text:p text:style-name="P68">data — матрица максимально допустимых размеров (но при этом используется rows x columns).</text:p>
      <text:p text:style-name="P67"/>
      <text:p text:style-name="P58"/>
      <text:p text:style-name="P11"><text:soft-page-break/>Алгоритм</text:p>
      <text:p text:style-name="P61">Итерируемся по столбцам матрицы. Так как элемент с [i, j] координатой умножается с j элементов вектора-столбца и прибавляется к i элементу вектора-столбца результата, то имеем следующий алгоритм умножения:</text:p>
      <text:p text:style-name="P61">1) Проверяем, является ли нулевым j элемент в векторе-столбце (множителе), если да, то переходим к следующему столбцу матрицы (так как нет смысла умножать на нуль)</text:p>
      <text:p text:style-name="P61">2) Идем по столбцу матрицы, если соответствующий элемент вектора-столбца ненулевой, и умножаем их между собой, прибавляя к результату (если результат нулевой до этого момента, то обновляем информацию о ненулевых элементах, если ненулевой, то просто прибавляем)</text:p>
      <text:p text:style-name="P4"/>
      <text:p text:style-name="P4">Тесты</text:p>
      <text:p text:style-name="P4"/>
      <text:p text:style-name="P53">Время </text:p>
      <text:p text:style-name="P49">(время измерялось в тиках для большей наглядности)</text:p>
      <text:p text:style-name="P38"/>
      <text:p text:style-name="P2">5% <text:span text:style-name="T3">заполнения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9">Размер матрицы</text:p>
          </table:table-cell>
          <table:table-cell table:style-name="Table4.A1" office:value-type="string">
            <text:p text:style-name="P19">Разреженная матрица</text:p>
          </table:table-cell>
          <table:table-cell table:style-name="Table4.C1" office:value-type="string">
            <text:p text:style-name="P19">Обычная матрица</text:p>
          </table:table-cell>
        </table:table-row>
        <table:table-row>
          <table:table-cell table:style-name="Table4.A2" office:value-type="string">
            <text:p text:style-name="P19">10x10</text:p>
          </table:table-cell>
          <table:table-cell table:style-name="Table4.A2" office:value-type="string">
            <text:p text:style-name="P27">1487</text:p>
          </table:table-cell>
          <table:table-cell table:style-name="Table4.C2" office:value-type="string">
            <text:p text:style-name="P27">4439</text:p>
          </table:table-cell>
        </table:table-row>
        <table:table-row>
          <table:table-cell table:style-name="Table4.A2" office:value-type="string">
            <text:p text:style-name="P19">100x100</text:p>
          </table:table-cell>
          <table:table-cell table:style-name="Table4.A2" office:value-type="string">
            <text:p text:style-name="P22">21843</text:p>
          </table:table-cell>
          <table:table-cell table:style-name="Table4.C2" office:value-type="string">
            <text:p text:style-name="P22">316411</text:p>
          </table:table-cell>
        </table:table-row>
        <table:table-row>
          <table:table-cell table:style-name="Table4.A2" office:value-type="string">
            <text:p text:style-name="P19">500x500</text:p>
          </table:table-cell>
          <table:table-cell table:style-name="Table4.A2" office:value-type="string">
            <text:p text:style-name="P22">374378</text:p>
          </table:table-cell>
          <table:table-cell table:style-name="Table4.C2" office:value-type="string">
            <text:p text:style-name="P22">8060332</text:p>
          </table:table-cell>
        </table:table-row>
      </table:table>
      <text:p text:style-name="P6"/>
      <text:p text:style-name="P63">10% <text:span text:style-name="T4">заполнения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9">Размер матрицы</text:p>
          </table:table-cell>
          <table:table-cell table:style-name="Table5.A1" office:value-type="string">
            <text:p text:style-name="P19">Разреженная матрица</text:p>
          </table:table-cell>
          <table:table-cell table:style-name="Table5.C1" office:value-type="string">
            <text:p text:style-name="P19">Обычная матрица</text:p>
          </table:table-cell>
        </table:table-row>
        <table:table-row>
          <table:table-cell table:style-name="Table5.A2" office:value-type="string">
            <text:p text:style-name="P19">10x10</text:p>
          </table:table-cell>
          <table:table-cell table:style-name="Table5.A2" office:value-type="string">
            <text:p text:style-name="P29">2425</text:p>
          </table:table-cell>
          <table:table-cell table:style-name="Table5.C2" office:value-type="string">
            <text:p text:style-name="P29">4777</text:p>
          </table:table-cell>
        </table:table-row>
        <table:table-row>
          <table:table-cell table:style-name="Table5.A2" office:value-type="string">
            <text:p text:style-name="P19">100x100</text:p>
          </table:table-cell>
          <table:table-cell table:style-name="Table5.A2" office:value-type="string">
            <text:p text:style-name="P24">36291</text:p>
          </table:table-cell>
          <table:table-cell table:style-name="Table5.C2" office:value-type="string">
            <text:p text:style-name="P24">345510</text:p>
          </table:table-cell>
        </table:table-row>
        <table:table-row>
          <table:table-cell table:style-name="Table5.A2" office:value-type="string">
            <text:p text:style-name="P19">500x500</text:p>
          </table:table-cell>
          <table:table-cell table:style-name="Table5.A2" office:value-type="string">
            <text:p text:style-name="P24">626417</text:p>
          </table:table-cell>
          <table:table-cell table:style-name="Table5.C2" office:value-type="string">
            <text:p text:style-name="P24">7629614</text:p>
          </table:table-cell>
        </table:table-row>
      </table:table>
      <text:p text:style-name="P7"/>
      <text:p text:style-name="P7">20% <text:span text:style-name="T5">заполнения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9">Размер матрицы</text:p>
          </table:table-cell>
          <table:table-cell table:style-name="Table6.A1" office:value-type="string">
            <text:p text:style-name="P19">Разреженная матрица</text:p>
          </table:table-cell>
          <table:table-cell table:style-name="Table6.C1" office:value-type="string">
            <text:p text:style-name="P19">Обычная матрица</text:p>
          </table:table-cell>
        </table:table-row>
        <table:table-row>
          <table:table-cell table:style-name="Table6.A2" office:value-type="string">
            <text:p text:style-name="P19">10x10</text:p>
          </table:table-cell>
          <table:table-cell table:style-name="Table6.A2" office:value-type="string">
            <text:p text:style-name="P29">2703</text:p>
          </table:table-cell>
          <table:table-cell table:style-name="Table6.C2" office:value-type="string">
            <text:p text:style-name="P24">4516</text:p>
          </table:table-cell>
        </table:table-row>
        <table:table-row>
          <table:table-cell table:style-name="Table6.A2" office:value-type="string">
            <text:p text:style-name="P19">100x100</text:p>
          </table:table-cell>
          <table:table-cell table:style-name="Table6.A2" office:value-type="string">
            <text:p text:style-name="P24">57357</text:p>
          </table:table-cell>
          <table:table-cell table:style-name="Table6.C2" office:value-type="string">
            <text:p text:style-name="P24">315133</text:p>
          </table:table-cell>
        </table:table-row>
        <table:table-row>
          <table:table-cell table:style-name="Table6.A2" office:value-type="string">
            <text:p text:style-name="P19">500x500</text:p>
          </table:table-cell>
          <table:table-cell table:style-name="Table6.A2" office:value-type="string">
            <text:p text:style-name="P24">1205327</text:p>
          </table:table-cell>
          <table:table-cell table:style-name="Table6.C2" office:value-type="string">
            <text:p text:style-name="P24">7598031 </text:p>
          </table:table-cell>
        </table:table-row>
      </table:table>
      <text:p text:style-name="P54"/>
      <text:p text:style-name="P54"/>
      <text:p text:style-name="P54"><text:soft-page-break/></text:p>
      <text:p text:style-name="P54"/>
      <text:p text:style-name="P54"/>
      <text:p text:style-name="P7">3<text:span text:style-name="T21">5</text:span>% <text:span text:style-name="T5">заполнения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9">Размер матрицы</text:p>
          </table:table-cell>
          <table:table-cell table:style-name="Table7.A1" office:value-type="string">
            <text:p text:style-name="P19">Разреженная матрица</text:p>
          </table:table-cell>
          <table:table-cell table:style-name="Table7.C1" office:value-type="string">
            <text:p text:style-name="P19">Обычная матрица</text:p>
          </table:table-cell>
        </table:table-row>
        <table:table-row>
          <table:table-cell table:style-name="Table7.A2" office:value-type="string">
            <text:p text:style-name="P19">10x10</text:p>
          </table:table-cell>
          <table:table-cell table:style-name="Table7.A2" office:value-type="string">
            <text:p text:style-name="P24">2946</text:p>
          </table:table-cell>
          <table:table-cell table:style-name="Table7.C2" office:value-type="string">
            <text:p text:style-name="P24">4550</text:p>
          </table:table-cell>
        </table:table-row>
        <table:table-row>
          <table:table-cell table:style-name="Table7.A2" office:value-type="string">
            <text:p text:style-name="P19">100x100</text:p>
          </table:table-cell>
          <table:table-cell table:style-name="Table7.A2" office:value-type="string">
            <text:p text:style-name="P24"><text:s/>85709 </text:p>
          </table:table-cell>
          <table:table-cell table:style-name="Table7.C2" office:value-type="string">
            <text:p text:style-name="P24">330380 </text:p>
          </table:table-cell>
        </table:table-row>
        <table:table-row>
          <table:table-cell table:style-name="Table7.A2" office:value-type="string">
            <text:p text:style-name="P19">500x500</text:p>
          </table:table-cell>
          <table:table-cell table:style-name="Table7.A2" office:value-type="string">
            <text:p text:style-name="P24">1606860</text:p>
          </table:table-cell>
          <table:table-cell table:style-name="Table7.C2" office:value-type="string">
            <text:p text:style-name="P24">7657904</text:p>
          </table:table-cell>
        </table:table-row>
      </table:table>
      <text:p text:style-name="P7"/>
      <text:p text:style-name="P7"><text:span text:style-name="T21">5</text:span>0% <text:span text:style-name="T5">заполнения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9">Размер матрицы</text:p>
          </table:table-cell>
          <table:table-cell table:style-name="Table8.A1" office:value-type="string">
            <text:p text:style-name="P19">Разреженная матрица</text:p>
          </table:table-cell>
          <table:table-cell table:style-name="Table8.C1" office:value-type="string">
            <text:p text:style-name="P19">Обычная матрица</text:p>
          </table:table-cell>
        </table:table-row>
        <table:table-row>
          <table:table-cell table:style-name="Table8.A2" office:value-type="string">
            <text:p text:style-name="P19">10x10</text:p>
          </table:table-cell>
          <table:table-cell table:style-name="Table8.A2" office:value-type="string">
            <text:p text:style-name="P24">3316</text:p>
          </table:table-cell>
          <table:table-cell table:style-name="Table8.C2" office:value-type="string">
            <text:p text:style-name="P24">4678</text:p>
          </table:table-cell>
        </table:table-row>
        <table:table-row>
          <table:table-cell table:style-name="Table8.A2" office:value-type="string">
            <text:p text:style-name="P19">100x100</text:p>
          </table:table-cell>
          <table:table-cell table:style-name="Table8.A2" office:value-type="string">
            <text:p text:style-name="P24">104210</text:p>
          </table:table-cell>
          <table:table-cell table:style-name="Table8.C2" office:value-type="string">
            <text:p text:style-name="P24">315015</text:p>
          </table:table-cell>
        </table:table-row>
        <table:table-row>
          <table:table-cell table:style-name="Table8.A2" office:value-type="string">
            <text:p text:style-name="P19">500x500</text:p>
          </table:table-cell>
          <table:table-cell table:style-name="Table8.A2" office:value-type="string">
            <text:p text:style-name="P24">2106324</text:p>
          </table:table-cell>
          <table:table-cell table:style-name="Table8.C2" office:value-type="string">
            <text:p text:style-name="P24">7154358</text:p>
          </table:table-cell>
        </table:table-row>
      </table:table>
      <text:p text:style-name="P7"/>
      <text:p text:style-name="P63"><text:span text:style-name="T21">6</text:span>0% <text:span text:style-name="T5">заполнения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9">Размер матрицы</text:p>
          </table:table-cell>
          <table:table-cell table:style-name="Table9.A1" office:value-type="string">
            <text:p text:style-name="P19">Разреженная матрица</text:p>
          </table:table-cell>
          <table:table-cell table:style-name="Table9.C1" office:value-type="string">
            <text:p text:style-name="P19">Обычная матрица</text:p>
          </table:table-cell>
        </table:table-row>
        <table:table-row>
          <table:table-cell table:style-name="Table9.A2" office:value-type="string">
            <text:p text:style-name="P19">10x10</text:p>
          </table:table-cell>
          <table:table-cell table:style-name="Table9.A2" office:value-type="string">
            <text:p text:style-name="P73">4910</text:p>
          </table:table-cell>
          <table:table-cell table:style-name="Table9.C2" office:value-type="string">
            <text:p text:style-name="P24">4670</text:p>
          </table:table-cell>
        </table:table-row>
        <table:table-row>
          <table:table-cell table:style-name="Table9.A2" office:value-type="string">
            <text:p text:style-name="P19">100x100</text:p>
          </table:table-cell>
          <table:table-cell table:style-name="Table9.A2" office:value-type="string">
            <text:p text:style-name="P73">360232</text:p>
          </table:table-cell>
          <table:table-cell table:style-name="Table9.C2" office:value-type="string">
            <text:p text:style-name="P24">330841</text:p>
          </table:table-cell>
        </table:table-row>
        <table:table-row>
          <table:table-cell table:style-name="Table9.A2" office:value-type="string">
            <text:p text:style-name="P19">500x500</text:p>
          </table:table-cell>
          <table:table-cell table:style-name="Table9.A2" office:value-type="string">
            <text:p text:style-name="P73">9238223</text:p>
          </table:table-cell>
          <table:table-cell table:style-name="Table9.C2" office:value-type="string">
            <text:p text:style-name="P24">7<text:span text:style-name="T8">3</text:span>15635</text:p>
          </table:table-cell>
        </table:table-row>
      </table:table>
      <text:p text:style-name="P35"/>
      <text:p text:style-name="P62">100% заполнения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0">Размер матрицы</text:p>
          </table:table-cell>
          <table:table-cell table:style-name="Table10.A1" office:value-type="string">
            <text:p text:style-name="P20">Разреженная матрица</text:p>
          </table:table-cell>
          <table:table-cell table:style-name="Table10.C1" office:value-type="string">
            <text:p text:style-name="P20">Обычная матрица</text:p>
          </table:table-cell>
        </table:table-row>
        <table:table-row>
          <table:table-cell table:style-name="Table10.A2" office:value-type="string">
            <text:p text:style-name="P20">10x10</text:p>
          </table:table-cell>
          <table:table-cell table:style-name="Table10.A2" office:value-type="string">
            <text:p text:style-name="P73">10124</text:p>
          </table:table-cell>
          <table:table-cell table:style-name="Table10.C2" office:value-type="string">
            <text:p text:style-name="P25">4893</text:p>
          </table:table-cell>
        </table:table-row>
        <table:table-row>
          <table:table-cell table:style-name="Table10.A2" office:value-type="string">
            <text:p text:style-name="P20">100x100</text:p>
          </table:table-cell>
          <table:table-cell table:style-name="Table10.A2" office:value-type="string">
            <text:p text:style-name="P73"><text:span text:style-name="T22">8</text:span>28235</text:p>
          </table:table-cell>
          <table:table-cell table:style-name="Table10.C2" office:value-type="string">
            <text:p text:style-name="P25">329299</text:p>
          </table:table-cell>
        </table:table-row>
        <table:table-row>
          <table:table-cell table:style-name="Table10.A2" office:value-type="string">
            <text:p text:style-name="P20">500x500</text:p>
          </table:table-cell>
          <table:table-cell table:style-name="Table10.A2" office:value-type="string">
            <text:p text:style-name="P25"><text:span text:style-name="T21">15</text:span>540212</text:p>
          </table:table-cell>
          <table:table-cell table:style-name="Table10.C2" office:value-type="string">
            <text:p text:style-name="P25">6215850</text:p>
          </table:table-cell>
        </table:table-row>
      </table:table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0">Занимаемая память</text:p>
      <text:p text:style-name="P69">(так как в моем случае использовалась полустатическая структура, то размер разреженной матрицы по памяти всегда такой же, как при 100% заполненности, и в таблице показана занимаемая память, то есть используемая конкретной матрицей для хранения информации о себе (не отведеннаяя память))</text:p>
      <text:p text:style-name="P2">1% заполнения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Размер матрицы</text:p>
          </table:table-cell>
          <table:table-cell table:style-name="Table1.A1" office:value-type="string">
            <text:p text:style-name="P16">Разреженная матрица</text:p>
          </table:table-cell>
          <table:table-cell table:style-name="Table1.C1" office:value-type="string">
            <text:p text:style-name="P16">Обычная матрица</text:p>
          </table:table-cell>
        </table:table-row>
        <table:table-row>
          <table:table-cell table:style-name="Table1.A2" office:value-type="string">
            <text:p text:style-name="P16">10х10</text:p>
          </table:table-cell>
          <table:table-cell table:style-name="Table1.A2" office:value-type="string">
            <text:p text:style-name="P72">170</text:p>
          </table:table-cell>
          <table:table-cell table:style-name="Table1.C2" office:value-type="string">
            <text:p text:style-name="P16">400</text:p>
          </table:table-cell>
        </table:table-row>
        <table:table-row>
          <table:table-cell table:style-name="Table1.A2" office:value-type="string">
            <text:p text:style-name="P16">100х100</text:p>
          </table:table-cell>
          <table:table-cell table:style-name="Table1.A2" office:value-type="string">
            <text:p text:style-name="P18">2<text:span text:style-name="T3">400</text:span></text:p>
          </table:table-cell>
          <table:table-cell table:style-name="Table1.C2" office:value-type="string">
            <text:p text:style-name="P18">40000</text:p>
          </table:table-cell>
        </table:table-row>
        <table:table-row>
          <table:table-cell table:style-name="Table1.A2" office:value-type="string">
            <text:p text:style-name="P16">500х500</text:p>
          </table:table-cell>
          <table:table-cell table:style-name="Table1.A2" office:value-type="string">
            <text:p text:style-name="P19">28000</text:p>
          </table:table-cell>
          <table:table-cell table:style-name="Table1.C2" office:value-type="string">
            <text:p text:style-name="P22">1000000</text:p>
          </table:table-cell>
        </table:table-row>
      </table:table>
      <text:p text:style-name="P6"/>
      <text:p text:style-name="P2">10% заполнения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6">Размер матрицы</text:p>
          </table:table-cell>
          <table:table-cell table:style-name="Table2.A1" office:value-type="string">
            <text:p text:style-name="P16">Разреженная матрица</text:p>
          </table:table-cell>
          <table:table-cell table:style-name="Table2.C1" office:value-type="string">
            <text:p text:style-name="P16">Обычная матрица</text:p>
          </table:table-cell>
        </table:table-row>
        <table:table-row>
          <table:table-cell table:style-name="Table2.A2" office:value-type="string">
            <text:p text:style-name="P16">10х10</text:p>
          </table:table-cell>
          <table:table-cell table:style-name="Table2.A2" office:value-type="string">
            <text:p text:style-name="P19">240</text:p>
          </table:table-cell>
          <table:table-cell table:style-name="Table2.C2" office:value-type="string">
            <text:p text:style-name="P19">400</text:p>
          </table:table-cell>
        </table:table-row>
        <table:table-row>
          <table:table-cell table:style-name="Table2.A2" office:value-type="string">
            <text:p text:style-name="P16">100х100</text:p>
          </table:table-cell>
          <table:table-cell table:style-name="Table2.A2" office:value-type="string">
            <text:p text:style-name="P19">9600</text:p>
          </table:table-cell>
          <table:table-cell table:style-name="Table2.C2" office:value-type="string">
            <text:p text:style-name="P19">40000</text:p>
          </table:table-cell>
        </table:table-row>
        <table:table-row>
          <table:table-cell table:style-name="Table2.A2" office:value-type="string">
            <text:p text:style-name="P16">500х500</text:p>
          </table:table-cell>
          <table:table-cell table:style-name="Table2.A2" office:value-type="string">
            <text:p text:style-name="P23">208000</text:p>
          </table:table-cell>
          <table:table-cell table:style-name="Table2.C2" office:value-type="string">
            <text:p text:style-name="P24">1000000</text:p>
          </table:table-cell>
        </table:table-row>
      </table:table>
      <text:p text:style-name="P6"/>
      <text:p text:style-name="P3"><text:span text:style-name="T6">5</text:span>0% заполнения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17">Размер матрицы</text:p>
          </table:table-cell>
          <table:table-cell table:style-name="Table11.A1" office:value-type="string">
            <text:p text:style-name="P17">Разреженная матрица</text:p>
          </table:table-cell>
          <table:table-cell table:style-name="Table11.C1" office:value-type="string">
            <text:p text:style-name="P17">Обычная матрица</text:p>
          </table:table-cell>
        </table:table-row>
        <table:table-row>
          <table:table-cell table:style-name="Table11.A2" office:value-type="string">
            <text:p text:style-name="P17">10х10</text:p>
          </table:table-cell>
          <table:table-cell table:style-name="Table11.A2" office:value-type="string">
            <text:p text:style-name="P28">560</text:p>
          </table:table-cell>
          <table:table-cell table:style-name="Table11.C2" office:value-type="string">
            <text:p text:style-name="P21">400</text:p>
          </table:table-cell>
        </table:table-row>
        <table:table-row>
          <table:table-cell table:style-name="Table11.A2" office:value-type="string">
            <text:p text:style-name="P17">100х100</text:p>
          </table:table-cell>
          <table:table-cell table:style-name="Table11.A2" office:value-type="string">
            <text:p text:style-name="P21">41600</text:p>
          </table:table-cell>
          <table:table-cell table:style-name="Table11.C2" office:value-type="string">
            <text:p text:style-name="P21">40000</text:p>
          </table:table-cell>
        </table:table-row>
        <table:table-row>
          <table:table-cell table:style-name="Table11.A2" office:value-type="string">
            <text:p text:style-name="P17">500х500</text:p>
          </table:table-cell>
          <table:table-cell table:style-name="Table11.A2" office:value-type="string">
            <text:p text:style-name="P26">1008000</text:p>
          </table:table-cell>
          <table:table-cell table:style-name="Table11.C2" office:value-type="string">
            <text:p text:style-name="P26">1000000</text:p>
          </table:table-cell>
        </table:table-row>
      </table:table>
      <text:p text:style-name="P9"/>
      <text:p text:style-name="P9"/>
      <text:p text:style-name="P2">100% заполнения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6">Размер матрицы</text:p>
          </table:table-cell>
          <table:table-cell table:style-name="Table3.A1" office:value-type="string">
            <text:p text:style-name="P16">Разреженная матрица</text:p>
          </table:table-cell>
          <table:table-cell table:style-name="Table3.C1" office:value-type="string">
            <text:p text:style-name="P16">Обычная матрица</text:p>
          </table:table-cell>
        </table:table-row>
        <table:table-row>
          <table:table-cell table:style-name="Table3.A2" office:value-type="string">
            <text:p text:style-name="P16">10х10</text:p>
          </table:table-cell>
          <table:table-cell table:style-name="Table3.A2" office:value-type="string">
            <text:p text:style-name="P19">960</text:p>
          </table:table-cell>
          <table:table-cell table:style-name="Table3.C2" office:value-type="string">
            <text:p text:style-name="P19">400</text:p>
          </table:table-cell>
        </table:table-row>
        <table:table-row>
          <table:table-cell table:style-name="Table3.A2" office:value-type="string">
            <text:p text:style-name="P16">100х100</text:p>
          </table:table-cell>
          <table:table-cell table:style-name="Table3.A2" office:value-type="string">
            <text:p text:style-name="P19">81600</text:p>
          </table:table-cell>
          <table:table-cell table:style-name="Table3.C2" office:value-type="string">
            <text:p text:style-name="P19">40000</text:p>
          </table:table-cell>
        </table:table-row>
        <table:table-row>
          <table:table-cell table:style-name="Table3.A2" office:value-type="string">
            <text:p text:style-name="P16">500х500</text:p>
          </table:table-cell>
          <table:table-cell table:style-name="Table3.A2" office:value-type="string">
            <text:p text:style-name="P23">2008000</text:p>
          </table:table-cell>
          <table:table-cell table:style-name="Table3.C2" office:value-type="string">
            <text:p text:style-name="P24">1000000</text:p>
          </table:table-cell>
        </table:table-row>
      </table:table>
      <text:p text:style-name="P6"/>
      <text:p text:style-name="P11"/>
      <text:p text:style-name="P11"/>
      <text:p text:style-name="P11"/>
      <text:p text:style-name="P11"><text:soft-page-break/>Выводы по проделанной работе</text:p>
      <text:p text:style-name="P11"/>
      <text:p text:style-name="P47">Использование алгоритмов хранения и обработки разреженных матриц выгодно при большом количестве элементов, примерно до 40-<text:span text:style-name="T9">45</text:span>% заполненности матриц. <text:span text:style-name="T9">В таком случае, алгоритм выигрывает как и в размерах занимаемой памяти, так и в скорости обработки. Но при заполненности более чем 55%, алгоритм обработки и хранения разреженных матриц начинает проигрывать по времени и памяти. </text:span></text:p>
      <text:p text:style-name="P47"/>
      <text:p text:style-name="P11"/>
      <text:p text:style-name="P11">Контрольные вопросы</text:p>
      <text:p text:style-name="P1">1. Что такое разреженная матрица, какие способы хранения вы знаете?</text:p>
      <text:p text:style-name="P59">Разреженная матрица – это матрица, содержащая большое количество нулей. <text:span text:style-name="T1">Способы хранения: связная схема хранения, строчный формат, линейный связный список, кольцевой связный список, двунаправленные стеки и очереди. </text:span></text:p>
      <text:p text:style-name="P10"/>
      <text:p text:style-name="P1">2. Каким образом и сколько памяти выделяется под хранение разреженной и обычной матрицы?</text:p>
      <text:p text:style-name="P48">Под обычную матрицу выделяет N * M ячеек памяти, где N – строки, а M – столбцы. Для разреженной матрицы – зависит от способа. В случае <text:span text:style-name="T11">разреженного</text:span> формата, <text:span text:style-name="T20">конкретно в моем случае, потребовалось 2K + N (где K — кол-во ненулевых элементов, а N — кол-во столбцов)</text:span></text:p>
      <text:p text:style-name="P5"/>
      <text:p text:style-name="P1">3. Каков принцип обработки разреженной матрицы?</text:p>
      <text:p text:style-name="P47">Алгоритмы обработки разреженных матриц предусматривают действие только с ненулевыми элементами, и, таким образом, количество операций будет пропорционально количеству ненулевых элементов. <text:span text:style-name="T20">В моей задаче обработка происходила при помощи указателей на первые элементы столбцов (то есть мы неклассическим образом итерировались по столбцам).</text:span></text:p>
      <text:p text:style-name="P5"/>
      <text:p text:style-name="P5">4. В каком случае для матриц эффективнее применять стандартные алгоритмы обработки матриц? От чего это зависит?</text:p>
      <text:p text:style-name="P60">Стандартные алгоритмы обработки матриц эффективнее применять при большом количестве ненулевых элементов <text:span text:style-name="T10">(от 50%)</text:span>. <text:s/><text:span text:style-name="T22">Так как начиная с определенного процента разреженный формат начинает проигрывать и по времени (55%) и по памяти (50%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11:31:26.756539847</dc:date>
    <meta:editing-duration>PT53M41S</meta:editing-duration>
    <meta:editing-cycles>13</meta:editing-cycles>
    <meta:generator>LibreOffice/6.0.7.3$Linux_X86_64 LibreOffice_project/00m0$Build-3</meta:generator>
    <meta:document-statistic meta:table-count="11" meta:image-count="0" meta:object-count="0" meta:page-count="7" meta:paragraph-count="220" meta:word-count="889" meta:character-count="6466" meta:non-whitespace-character-count="5719"/>
  </office:meta>
</office:document-meta>
</file>